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18" officeooo:paragraph-rsid="001f2518"/>
    </style:style>
    <style:style style:name="P2" style:family="paragraph" style:parent-style-name="Standard" style:list-style-name="L1">
      <style:text-properties officeooo:rsid="001f2518" officeooo:paragraph-rsid="001f2518"/>
    </style:style>
    <style:style style:name="P3" style:family="paragraph" style:parent-style-name="Standard" style:list-style-name="L1">
      <style:text-properties officeooo:rsid="00201556" officeooo:paragraph-rsid="00201556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Resenha</text:span>:</text:p>
      <text:p text:style-name="P1"/>
      <text:p text:style-name="P1">Nosso objetivo é criar um sistema flexível e ágil que se adapte as necessidades atuais da vida cotidiana, usando como premissa uma ideologia Open Business Model vamos estrutura um sistema que irá tornar os processos utilizados no dia a dia de um condomínio mais ágeis e adaptativos.</text:p>
      <text:p text:style-name="P1"/>
      <text:p text:style-name="P1">Entre as funcionalidades que estão previstas podemos destacar que iremos atuar nos seguintes processos:</text:p>
      <text:p text:style-name="P1"/>
      <text:list xml:id="list6426582938709491964" text:style-name="L1">
        <text:list-item>
          <text:p text:style-name="P2">Agendamento de eventos;</text:p>
        </text:list-item>
        <text:list-item>
          <text:p text:style-name="P2">Controle de manutenção;</text:p>
        </text:list-item>
        <text:list-item>
          <text:p text:style-name="P2">Controle de acesso;</text:p>
        </text:list-item>
        <text:list-item>
          <text:p text:style-name="P2">Gestão de vagas no estacionamento;</text:p>
        </text:list-item>
        <text:list-item>
          <text:p text:style-name="P2">Controle de incidentes;</text:p>
        </text:list-item>
        <text:list-item>
          <text:p text:style-name="P2">Controle financeiro;</text:p>
        </text:list-item>
        <text:list-item>
          <text:p text:style-name="P3">Cadastro Mestre;</text:p>
        </text:list-item>
      </text:list>
      <text:p text:style-name="P1"/>
      <text:p text:style-name="P1">Mesmo com essas características muitas delas inovadoras, não iremos abrir mão de manter um foco especial para o tratamento de idosos e pessoas que necessitam de um atendimento especial, toda a iniciativa será detalhada para cumprir os requisitos de acessibilidade.</text:p>
      <text:p text:style-name="P1"/>
      <text:p text:style-name="P1">Nosso sistema será desenvolvido em um formato open source e sem limitações para uso, o projeto estará registrado sobre a licença do tipo GPL V3.0 permitindo a cópia e que todos possam usufruir das benfeitorias atendidas por esse proje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7:29:02.657712468</meta:creation-date>
    <dc:date>2017-03-22T17:46:13.096451331</dc:date>
    <meta:editing-duration>PT8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69" meta:character-count="1059" meta:non-whitespace-character-count="909"/>
  </office:meta>
</office:document-meta>
</file>